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45cm" fo:margin-right="0cm" fo:text-indent="0cm" style:auto-text-indent="false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alibri Light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alibri Light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4" style:family="paragraph" style:parent-style-name="Standard">
      <style:paragraph-properties fo:margin-left="1.245cm" fo:margin-right="0cm" fo:text-indent="0cm" style:auto-text-indent="false"/>
      <style:text-properties style:font-name="Calibri Light" fo:font-size="16pt" fo:font-style="normal" style:text-underline-style="solid" style:text-underline-width="auto" style:text-underline-color="font-color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style:font-name="Calibri Light"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style:font-name="Calibri Light" fo:font-size="16pt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margin-left="1.245cm" fo:margin-right="0cm" fo:text-indent="0cm" style:auto-text-indent="false"/>
      <style:text-properties style:font-name="Calibri Light" fo:font-size="16pt" fo:language="en" fo:country="US" fo:font-style="normal" style:text-underline-style="solid" style:text-underline-width="auto" style:text-underline-color="font-color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8" style:family="paragraph" style:parent-style-name="Standard">
      <style:paragraph-properties fo:margin-left="1.245cm" fo:margin-right="0cm" fo:text-indent="0cm" style:auto-text-indent="false"/>
      <style:text-properties style:font-name="Calibri Light" fo:font-size="16pt" fo:language="en" fo:country="US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9" style:family="paragraph" style:parent-style-name="Standard">
      <style:paragraph-properties fo:margin-left="1.245cm" fo:margin-right="0cm" fo:text-indent="0cm" style:auto-text-indent="false"/>
      <style:text-properties style:font-name="Calibri Light" fo:font-size="16pt" fo:language="en" fo:country="US" fo:font-style="italic" style:text-underline-style="none" fo:font-weight="normal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10" style:family="paragraph" style:parent-style-name="Standard">
      <style:paragraph-properties fo:margin-left="1.245cm" fo:margin-right="0cm" fo:text-indent="0cm" style:auto-text-indent="false"/>
      <style:text-properties style:font-name="Calibri Light" fo:font-size="16pt" style:font-size-asian="16pt" style:font-size-complex="16pt"/>
    </style:style>
    <style:style style:name="P11" style:family="paragraph" style:parent-style-name="Standard">
      <style:paragraph-properties fo:margin-left="1.245cm" fo:margin-right="0cm" fo:text-indent="0cm" style:auto-text-indent="false"/>
      <style:text-properties style:font-name="Calibri Light" fo:font-size="16pt" style:font-name-asian="Times New Roman1" style:font-size-asian="16pt" style:font-name-complex="Times New Roman1" style:font-size-complex="16pt"/>
    </style:style>
    <style:style style:name="P12" style:family="paragraph" style:parent-style-name="Standard">
      <style:paragraph-properties fo:margin-left="1.245cm" fo:margin-right="0cm" fo:text-indent="0cm" style:auto-text-indent="false"/>
      <style:text-properties style:text-underline-style="none"/>
    </style:style>
    <style:style style:name="P13" style:family="paragraph" style:parent-style-name="Standard">
      <style:paragraph-properties fo:margin-left="1.245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alibri Light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Calibri Light" fo:font-size="16pt" style:text-underline-style="none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alibri Light" fo:font-size="16pt" style:font-size-asian="16pt" style:font-size-complex="16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Calibri Light"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Calibri Light" fo:font-size="16pt" fo:font-style="normal" style:text-underline-style="solid" style:text-underline-width="auto" style:text-underline-color="font-color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Calibri Light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libri Light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alibri Light" fo:font-size="16pt" fo:language="en" fo:country="US" fo:font-style="normal" style:text-underline-style="solid" style:text-underline-width="auto" style:text-underline-color="font-color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libri Light" fo:font-size="16pt" fo:language="en" fo:country="US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23" style:family="paragraph" style:parent-style-name="Standard">
      <style:paragraph-properties fo:margin-left="1.245cm" fo:margin-right="0cm" fo:text-indent="0cm" style:auto-text-indent="false"/>
      <style:text-properties fo:color="#0000ff" style:font-name="Calibri Light" fo:font-size="16pt" fo:font-style="italic" style:font-name-asian="Courier New" style:font-size-asian="16pt" style:font-style-asian="italic" style:font-name-complex="Courier New" style:font-size-complex="16pt" style:font-style-complex="italic"/>
    </style:style>
    <style:style style:name="P24" style:family="paragraph" style:parent-style-name="Standard">
      <style:paragraph-properties fo:margin-left="1.245cm" fo:margin-right="0cm" fo:text-indent="0cm" style:auto-text-indent="false"/>
      <style:text-properties style:font-name="Calibri Light" fo:font-size="16pt" fo:language="en" fo:country="US" fo:font-style="normal" style:text-underline-style="solid" style:text-underline-width="auto" style:text-underline-color="font-color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style:font-name-asian="Times New Roman1" style:font-name-complex="Times New Roman1"/>
    </style:style>
    <style:style style:name="T6" style:family="text">
      <style:text-properties style:font-name="Calibri Light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7" style:family="text">
      <style:text-properties style:font-name="Calibri Light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8" style:family="text">
      <style:text-properties style:font-name="Calibri Light" fo:font-size="16pt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9" style:family="text">
      <style:text-properties style:font-name="Calibri Light" fo:font-size="16pt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10" style:family="text">
      <style:text-properties style:font-name="Calibri Light" fo:font-size="16pt" fo:font-style="normal" style:font-name-asian="Times New Roman1" style:font-size-asian="16pt" style:font-style-asian="normal" style:font-name-complex="Times New Roman1" style:font-size-complex="16pt" style:font-style-complex="normal"/>
    </style:style>
    <style:style style:name="T11" style:family="text">
      <style:text-properties style:font-name="Calibri Light" fo:font-style="italic" style:font-name-asian="Times New Roman1" style:font-style-asian="italic" style:font-name-complex="Times New Roman1" style:font-style-complex="italic"/>
    </style:style>
    <style:style style:name="T12" style:family="text">
      <style:text-properties style:font-name="Calibri Light" fo:language="en" fo:country="US" fo:font-style="italic" style:font-name-asian="Times New Roman1" style:font-style-asian="italic" style:font-name-complex="Times New Roman1" style:font-style-complex="italic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weight="bold" style:font-name-asian="Times New Roman1" style:font-weight-asian="bold" style:font-name-complex="Times New Roman1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el" fo:country="GR" style:text-underline-style="none" style:font-name-asian="Times New Roman1" style:font-name-complex="Times New Roman1"/>
    </style:style>
    <style:style style:name="T17" style:family="text">
      <style:text-properties fo:language="el" fo:country="GR" style:font-name-asian="Times New Roman1" style:font-name-complex="Times New Roman1"/>
    </style:style>
    <style:style style:name="T18" style:family="text">
      <style:text-properties fo:language="el" fo:country="GR" fo:font-style="normal" style:text-underline-style="none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19" style:family="text">
      <style:text-properties fo:language="en" fo:country="US" style:text-underline-style="none" style:font-name-asian="Times New Roman1" style:font-name-complex="Times New Roman1"/>
    </style:style>
    <style:style style:name="T20" style:family="text">
      <style:text-properties fo:language="en" fo:country="US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fo:language="en" fo:country="US" fo:font-style="normal" style:text-underline-style="none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22" style:family="text">
      <style:text-properties fo:language="en" fo:country="US" style:font-name-asian="Times New Roman1" style:font-name-complex="Times New Roman1"/>
    </style:style>
    <style:style style:name="T23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super 58%" style:font-name="Calibri Light" fo:language="en" fo:country="US" fo:font-style="italic" style:font-name-asian="Times New Roman1" style:font-style-asian="italic" style:font-name-complex="Times New Roman1" style:font-style-complex="italic"/>
    </style:style>
    <style:style style:name="T26" style:family="text">
      <style:text-properties fo:color="#000000" style:font-name="Calibri Light" fo:font-style="italic" style:font-name-asian="Courier New" style:font-style-asian="italic" style:font-name-complex="Courier New" style:font-style-complex="italic"/>
    </style:style>
    <style:style style:name="T27" style:family="text">
      <style:text-properties fo:color="#0000ff" style:font-name="Calibri Light" fo:font-style="italic" style:font-name-asian="Courier New" style:font-style-asian="italic" style:font-name-complex="Courier New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Project on the course of Cryptography <text:s text:c="3"/></text:p>
      <text:p text:style-name="P14"/>
      <text:p text:style-name="P15"><text:tab/><text:span text:style-name="T1">Name</text:span>: Konstantinos Kallas</text:p>
      <text:p text:style-name="P16"><text:span text:style-name="T4"><text:tab/></text:span><text:span text:style-name="T2">Matricola</text:span><text:span text:style-name="T4">: </text:span><text:span text:style-name="T13">241589</text:span></text:p>
      <text:p text:style-name="P16"><text:span text:style-name="T13"><text:tab/></text:span><text:span text:style-name="T3">Date</text:span><text:span text:style-name="T5">: June of 2015</text:span></text:p>
      <text:p text:style-name="P16"><text:span text:style-name="T5"><text:tab/></text:span><text:span text:style-name="T3">University</text:span><text:span text:style-name="T5">: UNIVAQ, L'Aquila, Italy</text:span></text:p>
      <text:p text:style-name="P16"><text:span text:style-name="T5"><text:tab/></text:span><text:span text:style-name="T3">Subject</text:span><text:span text:style-name="T5">: RSA attack with the help of the Wiener Theorem</text:span></text:p>
      <text:p text:style-name="P18"/>
      <text:p text:style-name="P18"><text:tab/>Intro<text:tab/><text:tab/><text:tab/><text:tab/><text:tab/><text:tab/><text:tab/><text:tab/><text:tab/><text:tab/><text:tab/><text:tab/> <text:s text:c="5"/></text:p>
      <text:p text:style-name="P18"/>
      <text:p text:style-name="P19"><text:tab/>The following project is made for the course of Combinatorials and <text:tab/>Cryptography of the DISIM department of the University of L'Aquila.</text:p>
      <text:p text:style-name="P19"><text:tab/>It is an implementation of an algorithm that finds the factorisation of <text:tab/></text:p>
      <text:p text:style-name="P19"><text:tab/>the n public key of the RSA encryption system, with the help of </text:p>
      <text:p text:style-name="P19"><text:tab/>Wiener Theorem.</text:p>
      <text:p text:style-name="P19"/>
      <text:p text:style-name="P19"><text:tab/>The project was implemented using the MATLAB suite, utilising the </text:p>
      <text:p text:style-name="P19"><text:tab/>java library java.math.BigDecimal which allows us to compute and </text:p>
      <text:p text:style-name="P19"><text:tab/>use large numbers that we wouldn't be able to handle using the </text:p>
      <text:p text:style-name="P19"><text:tab/>standard double or float types.</text:p>
      <text:p text:style-name="P19"/>
      <text:p text:style-name="P17"><text:span text:style-name="T13"><text:tab/></text:span><text:span text:style-name="T14">Theoritical Background<text:tab/><text:tab/><text:tab/><text:tab/><text:tab/><text:tab/><text:tab/><text:tab/> <text:s text:c="5"/></text:span></text:p>
      <text:p text:style-name="P18"/>
      <text:p text:style-name="P4">RSA Cryptosystem</text:p>
      <text:p text:style-name="P3">The RSA cryptosystem is a public key cryptosystem which is based <text:tab/>on </text:p>
      <text:p text:style-name="P3">the difficulty of factorising very large numbers. The main idea of RSA </text:p>
      <text:p text:style-name="P2"><text:span text:style-name="T13">is simple: The receiver of the message </text:span><text:span text:style-name="T14">"R"</text:span><text:span text:style-name="T13"> chooses two very larges </text:span></text:p>
      <text:p text:style-name="P2"><text:span text:style-name="T13">primes </text:span><text:span text:style-name="T14">p,q</text:span><text:span text:style-name="T13"> and multiplies them to create </text:span><text:span text:style-name="T14">n</text:span><text:span text:style-name="T13">. He also chooses a large</text:span></text:p>
      <text:p text:style-name="P2"><text:span text:style-name="T13">number e that doesn't divide </text:span><text:span text:style-name="T14">(p-1)(q-1)</text:span><text:span text:style-name="T13">. He then publishes the pair of </text:span></text:p>
      <text:p text:style-name="P2"><text:span text:style-name="T13">numbers </text:span><text:span text:style-name="T14">(n,e)</text:span><text:span text:style-name="T13"> but keeps the numbers </text:span><text:span text:style-name="T14">p,q</text:span><text:span text:style-name="T13"> secret. This way when <text:tab/></text:span></text:p>
      <text:p text:style-name="P2"><text:span text:style-name="T13">somebody wants to send a message m to </text:span><text:span text:style-name="T14">"R"</text:span><text:span text:style-name="T13"> he computes </text:span></text:p>
      <text:p text:style-name="P2"><text:span text:style-name="T14">c = m^e modulo n</text:span><text:span text:style-name="T13"> and sends that to </text:span><text:span text:style-name="T14">"R"</text:span><text:span text:style-name="T13">. The receiver knowing the </text:span></text:p>
      <text:p text:style-name="P2"><text:span text:style-name="T13">numbers </text:span><text:span text:style-name="T14">p,q</text:span><text:span text:style-name="T13"> can compute the multiplicative inverse </text:span><text:span text:style-name="T14">d</text:span><text:span text:style-name="T13"> modulo </text:span></text:p>
      <text:p text:style-name="P1"><text:span text:style-name="T6">(p-1)*(q-1)</text:span><text:span text:style-name="T7"> of number</text:span><text:span text:style-name="T6"> e</text:span><text:span text:style-name="T7"> very easily and then he can compute </text:span></text:p>
      <text:p text:style-name="P1"><text:span text:style-name="T6">c^d modulo n </text:span><text:span text:style-name="T7">which is equal to </text:span><text:span text:style-name="T6">m </text:span><text:span text:style-name="T7">by Euler's theorem. These </text:span><text:soft-page-break/><text:span text:style-name="T7">computations take time but are easily done by a single computer very quickly. If somebody wants to know the message </text:span><text:span text:style-name="T6">m </text:span><text:span text:style-name="T7">he has to be able to find </text:span><text:span text:style-name="T6">d</text:span><text:span text:style-name="T7"> which is not easily done without knowing (p-1)*(q-1).</text:span></text:p>
      <text:p text:style-name="P3"/>
      <text:p text:style-name="P4">Continued Fractions</text:p>
      <text:p text:style-name="P3">Continued fractions is a way of approximating real numbers by rational numbers which yields very good approximations. We will use </text:p>
      <text:p text:style-name="P12"><text:span text:style-name="T8">continued fractions in our algorithm because of the fact that if we have a real number </text:span><text:span text:style-name="T9">x</text:span><text:span text:style-name="T8"> and two positive integers </text:span><text:span text:style-name="T9">k,d</text:span><text:span text:style-name="T8"> and </text:span></text:p>
      <text:p text:style-name="P13"><text:span text:style-name="T10">abs(k/d – x) &lt; 1/2d^2</text:span><text:span text:style-name="T8"> we know that k and d arise from the continued fraction of x.</text:span></text:p>
      <text:p text:style-name="P3"/>
      <text:p text:style-name="P4">Wiener's Theorem</text:p>
      <text:p text:style-name="P20"><text:span text:style-name="T13"><text:tab/>Wiener's theorem states that if </text:span><text:span text:style-name="T14">n = p * q </text:span><text:span text:style-name="T13">and </text:span><text:span text:style-name="T14">q &lt; p &lt; 2q </text:span><text:span text:style-name="T13">and also </text:span></text:p>
      <text:p text:style-name="P20"><text:span text:style-name="T14"><text:tab/>d * e = 1 modulo (p-1)(q-1) </text:span><text:span text:style-name="T13">and </text:span><text:span text:style-name="T14">d &lt; (1/3) * n ^ (1/4)</text:span><text:span text:style-name="T13"> then we can </text:span></text:p>
      <text:p text:style-name="P2"><text:span text:style-name="T13">compute </text:span><text:span text:style-name="T14">d </text:span><text:span text:style-name="T13">knowing </text:span><text:span text:style-name="T14">e</text:span><text:span text:style-name="T13"> and </text:span><text:span text:style-name="T14">n</text:span><text:span text:style-name="T13"> in polynomial time log n.<text:tab/></text:span></text:p>
      <text:p text:style-name="P3"/>
      <text:p text:style-name="P6"><text:span text:style-name="T13">Claim 1 about </text:span><text:span text:style-name="T17">φ</text:span><text:span text:style-name="T13">(n)</text:span></text:p>
      <text:p text:style-name="P10"><text:span text:style-name="T20">If we know </text:span><text:span text:style-name="T21">n , </text:span><text:span text:style-name="T18">φ</text:span><text:span text:style-name="T21">(n)</text:span><text:span text:style-name="T20"> we can easily find </text:span><text:span text:style-name="T21">p,q</text:span><text:span text:style-name="T20"> of </text:span><text:span text:style-name="T21">n = p * q</text:span><text:span text:style-name="T20">.(For the proof check </text:span><text:span text:style-name="T11">Introduction to Cryptography with Coding Theory</text:span><text:span text:style-name="T12">(2</text:span><text:span text:style-name="T25">nd</text:span><text:span text:style-name="T12"> edition) by Trappe and Washington, page 168)</text:span></text:p>
      <text:p text:style-name="P3"/>
      <text:p text:style-name="P18"><text:tab/>How the algorithm works<text:tab/><text:tab/><text:tab/><text:tab/><text:tab/><text:tab/><text:tab/><text:tab/> <text:s text:c="5"/></text:p>
      <text:p text:style-name="P18"/>
      <text:p text:style-name="P5"><text:span text:style-name="T13">Steps</text:span><text:span text:style-name="T5">:</text:span></text:p>
      <text:p text:style-name="P3"/>
      <text:p text:style-name="P3">1)Knowing n , e we compute the continuous fraction of e/n, and after each step we acquire k/d(See above continuous fractions).</text:p>
      <text:p text:style-name="P3"/>
      <text:p text:style-name="P5"><text:span text:style-name="T5">2)We compute C = (e*d – 1)/k, which, if integer, is a good candidate for </text:span><text:span text:style-name="T16">φ(</text:span><text:span text:style-name="T19">n) = (p-1) * (q-1) because ed = 1 + </text:span><text:span text:style-name="T16">φ</text:span><text:span text:style-name="T19">(n) * k.</text:span></text:p>
      <text:p text:style-name="P8"/>
      <text:p text:style-name="P8">3)If C is not an integer we proceed to the next step of the continuous fraction.</text:p>
      <text:p text:style-name="P8"/>
      <text:p text:style-name="P8">4)Else if C is an integer we can try to compute p,q(Check claim 1 above) by using the quadratic equation.</text:p>
      <text:p text:style-name="P8"><text:soft-page-break/></text:p>
      <text:p text:style-name="P17"><text:span text:style-name="T22"><text:tab/></text:span><text:span text:style-name="T23">Implementation<text:tab/><text:tab/><text:tab/><text:tab/><text:tab/><text:tab/><text:tab/><text:tab/><text:tab/><text:tab/> <text:s text:c="5"/></text:span></text:p>
      <text:p text:style-name="P21"/>
      <text:p text:style-name="P22"><text:tab/>Here is the list of the functions that I created for the implementation <text:tab/></text:p>
      <text:p text:style-name="P8">of this algorithm.</text:p>
      <text:p text:style-name="P8"/>
      <text:p text:style-name="P8">calculate_next</text:p>
      <text:p text:style-name="P8">cont_fraction</text:p>
      <text:p text:style-name="P8">find_inverse_modulo</text:p>
      <text:p text:style-name="P8">low_exponent_attack</text:p>
      <text:p text:style-name="P8">modexptrialjava</text:p>
      <text:p text:style-name="P8">rsa_decrypt</text:p>
      <text:p text:style-name="P8">rsa_encrypt</text:p>
      <text:p text:style-name="P8">second_grade_poly_solver</text:p>
      <text:p text:style-name="P8">sqrt_BigDecimal</text:p>
      <text:p text:style-name="P8"/>
      <text:p text:style-name="P8">All the functions were written by myself except for the sqrt_BigDecimal in which the author and source is stated.</text:p>
      <text:p text:style-name="P8"/>
      <text:p text:style-name="P8">Below every function is explained in some detail:</text:p>
      <text:p text:style-name="P8"/>
      <text:p text:style-name="P7">calculate_next</text:p>
      <text:p text:style-name="P2"><text:span text:style-name="T22">Calculates and returns the next </text:span><text:span text:style-name="T23">k</text:span><text:span text:style-name="T22"> (or </text:span><text:span text:style-name="T23">d</text:span><text:span text:style-name="T22">) given the last two </text:span><text:span text:style-name="T23">ks</text:span><text:span text:style-name="T22"> (or </text:span><text:span text:style-name="T23">ds</text:span><text:span text:style-name="T22">) and the step </text:span><text:span text:style-name="T23">a </text:span><text:span text:style-name="T22">of the continuous fraction.</text:span></text:p>
      <text:p text:style-name="P8"/>
      <text:p text:style-name="P7">cont_fraction</text:p>
      <text:p text:style-name="P2"><text:span text:style-name="T22">Computes and returns the continuous fraction </text:span><text:span text:style-name="T23">A array</text:span><text:span text:style-name="T22"> of a fraction </text:span><text:span text:style-name="T23">e/n</text:span><text:span text:style-name="T22"> .</text:span></text:p>
      <text:p text:style-name="P8"/>
      <text:p text:style-name="P7">find_inverse_modulo</text:p>
      <text:p text:style-name="P2"><text:span text:style-name="T22">Given </text:span><text:span text:style-name="T23">e </text:span><text:span text:style-name="T22">and </text:span><text:span text:style-name="T23">n</text:span><text:span text:style-name="T22">, computes and returns the multiplicative inverse of </text:span><text:span text:style-name="T23">e</text:span><text:span text:style-name="T22"> </text:span><text:span text:style-name="T23">modulo n</text:span><text:span text:style-name="T22"> .</text:span></text:p>
      <text:p text:style-name="P9">This function is not an actual part of the algorithm but was made for debugging reasons.</text:p>
      <text:p text:style-name="P9"/>
      <text:p text:style-name="P7"/>
      <text:p text:style-name="P7"/>
      <text:p text:style-name="P7"><text:soft-page-break/></text:p>
      <text:p text:style-name="P7">low_exponent_attack</text:p>
      <text:p text:style-name="P2"><text:span text:style-name="T22">This is the main function of the programm and given </text:span><text:span text:style-name="T23">e,n</text:span><text:span text:style-name="T22"> it factorises </text:span><text:span text:style-name="T23">n</text:span><text:span text:style-name="T22"> if possible(following the algorithm steps explained above), and returns its two factors.</text:span></text:p>
      <text:p text:style-name="P8"/>
      <text:p text:style-name="P7">modexptrialjava</text:p>
      <text:p text:style-name="P2"><text:span text:style-name="T22">Given </text:span><text:span text:style-name="T23">x,e,n</text:span><text:span text:style-name="T22"> computes and returns the exponentiation of </text:span><text:span text:style-name="T23">x</text:span><text:span text:style-name="T22"> to the power </text:span><text:span text:style-name="T23">e</text:span><text:span text:style-name="T22"> modulo </text:span><text:span text:style-name="T23">n</text:span><text:span text:style-name="T22">.</text:span></text:p>
      <text:p text:style-name="P9">This function is not an actual part of the algorithm but was made for debugging reasons.</text:p>
      <text:p text:style-name="P8"/>
      <text:p text:style-name="P7">rsa_decrypt</text:p>
      <text:p text:style-name="P8">Given <text:span text:style-name="T15">p,q,e,c</text:span> where <text:span text:style-name="T15">c</text:span> is the encrypted message, computes and returns the initial or decrypted message.</text:p>
      <text:p text:style-name="P9">This function is not an actual part of the algorithm but was made for debugging reasons.</text:p>
      <text:p text:style-name="P9"/>
      <text:p text:style-name="P7">rsa_encrypt</text:p>
      <text:p text:style-name="P8">Given <text:span text:style-name="T15">p,q,e,m</text:span> where <text:span text:style-name="T15">m</text:span> is the initial message, computes and returns the encrypted message.</text:p>
      <text:p text:style-name="P9">This function is not an actual part of the algorithm but was made for debugging reasons.</text:p>
      <text:p text:style-name="P8"/>
      <text:p text:style-name="P7">second_grade_poly_solver</text:p>
      <text:p text:style-name="P8">Given the three parameters <text:span text:style-name="T15">a,b,c</text:span> of a second grade polynomial, it computes and returns its two roots.</text:p>
      <text:p text:style-name="P8"/>
      <text:p text:style-name="P7">sqrt_BigDecimal</text:p>
      <text:p text:style-name="P8">Given a number <text:span text:style-name="T15">x</text:span> and the wanted precision of computation it computes and returns the square root of the number with the wanted precision.</text:p>
      <text:p text:style-name="P11"><text:span text:style-name="T24">This function was created by </text:span><text:span text:style-name="T26">Luciano Culacciatti and its source can be found on </text:span><text:a xlink:type="simple" xlink:href="http://www.codeproject.com/Tips/257031/Implementing-SqrtRoot-in-BigDecimal" text:style-name="Internet_20_link" text:visited-style-name="Visited_20_Internet_20_Link">http://www.codeproject.com/Tips/257031/Implementing-SqrtRoot-in-BigDecimal</text:a><text:span text:style-name="T27"> .</text:span></text:p>
      <text:p text:style-name="P23"/>
      <text:p text:style-name="P7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0M14S</meta:editing-duration>
    <meta:editing-cycles>37</meta:editing-cycles>
    <meta:generator>OpenOffice/4.1.1$Win32 OpenOffice.org_project/411m6$Build-9775</meta:generator>
    <dc:date>2015-08-25T22:59:30.26</dc:date>
    <meta:document-statistic meta:table-count="0" meta:image-count="0" meta:object-count="0" meta:page-count="5" meta:paragraph-count="81" meta:word-count="828" meta:character-count="4929"/>
    <meta:user-defined meta:name="Info 1"/>
    <meta:user-defined meta:name="Info 2"/>
    <meta:user-defined meta:name="Info 3"/>
    <meta:user-defined meta:name="Info 4"/>
  </office:meta>
</office:document-meta>
</file>